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tang" svg:font-family="Batang"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Default">
      <style:paragraph-properties fo:margin-left="0in" fo:margin-right="0in" fo:margin-top="0in" fo:margin-bottom="0in" style:contextual-spacing="false" fo:text-indent="0in" style:auto-text-indent="false"/>
      <style:text-properties style:font-name="Arial" style:text-underline-style="solid" style:text-underline-width="auto" style:text-underline-color="font-color"/>
    </style:style>
    <style:style style:name="P2" style:family="paragraph" style:parent-style-name="Default">
      <style:paragraph-properties fo:margin-left="0in" fo:margin-right="0in" fo:margin-top="0in" fo:margin-bottom="0in" style:contextual-spacing="false" fo:text-indent="0in" style:auto-text-indent="false"/>
      <style:text-properties style:font-name="Arial" style:text-underline-style="solid" style:text-underline-width="auto" style:text-underline-color="font-color" fo:font-weight="normal" style:font-weight-asian="normal" style:font-weight-complex="normal"/>
    </style:style>
    <style:style style:name="P3" style:family="paragraph" style:parent-style-name="Default">
      <style:paragraph-properties fo:margin-left="0in" fo:margin-right="0in" fo:margin-top="0in" fo:margin-bottom="0in" style:contextual-spacing="false" fo:text-indent="0in" style:auto-text-indent="false"/>
      <style:text-properties style:font-name="Arial" style:text-underline-style="none"/>
    </style:style>
    <style:style style:name="P4" style:family="paragraph" style:parent-style-name="Default">
      <style:paragraph-properties fo:margin-left="0in" fo:margin-right="0in" fo:margin-top="0in" fo:margin-bottom="0in" style:contextual-spacing="false" fo:text-indent="0in" style:auto-text-indent="false"/>
      <style:text-properties style:font-name="Arial" style:text-underline-style="none" fo:font-weight="normal" officeooo:rsid="001ffbb8" officeooo:paragraph-rsid="001ffbb8" style:font-weight-asian="normal" style:font-weight-complex="normal"/>
    </style:style>
    <style:style style:name="P5" style:family="paragraph" style:parent-style-name="Standard">
      <style:text-properties style:font-name="Arial" style:text-underline-style="none" fo:font-weight="normal" officeooo:rsid="001ffbb8" officeooo:paragraph-rsid="001ffbb8" style:font-weight-asian="normal" style:font-weight-complex="normal"/>
    </style:style>
    <style:style style:name="P6" style:family="paragraph" style:parent-style-name="Standard">
      <style:paragraph-properties fo:margin-left="0in" fo:margin-right="0in" fo:margin-top="0in" fo:margin-bottom="0in" style:contextual-spacing="false" fo:text-indent="0in" style:auto-text-indent="false"/>
      <style:text-properties style:font-name="Arial" style:text-underline-style="none" fo:font-weight="normal" officeooo:paragraph-rsid="001ffbb8" style:font-weight-asian="normal" style:font-weight-complex="normal"/>
    </style:style>
    <style:style style:name="P7" style:family="paragraph" style:parent-style-name="Standard">
      <style:text-properties style:font-name="Arial" style:text-underline-style="none" fo:font-weight="normal" officeooo:rsid="002381b2" officeooo:paragraph-rsid="002381b2" style:font-weight-asian="normal" style:font-weight-complex="normal"/>
    </style:style>
    <style:style style:name="P8" style:family="paragraph" style:parent-style-name="Standard">
      <style:text-properties style:font-name="Arial" style:text-underline-style="none" fo:font-weight="bold" officeooo:rsid="001ffbb8" officeooo:paragraph-rsid="001ffbb8" style:font-weight-asian="bold" style:font-weight-complex="bold"/>
    </style:style>
    <style:style style:name="P9" style:family="paragraph" style:parent-style-name="Standard">
      <style:text-properties style:font-name="Arial" style:text-underline-style="none" fo:font-weight="bold" officeooo:rsid="002381b2" officeooo:paragraph-rsid="002381b2" style:font-weight-asian="bold" style:font-weight-complex="bold"/>
    </style:style>
    <style:style style:name="P10" style:family="paragraph" style:parent-style-name="Default">
      <style:paragraph-properties fo:margin-left="0in" fo:margin-right="0in" fo:margin-top="0in" fo:margin-bottom="0in" style:contextual-spacing="false" fo:text-indent="0in" style:auto-text-indent="false"/>
      <style:text-properties style:font-name="Arial" officeooo:paragraph-rsid="001ffbb8"/>
    </style:style>
    <style:style style:name="P11" style:family="paragraph" style:parent-style-name="Standard">
      <style:text-properties style:font-name="Arial" officeooo:paragraph-rsid="001ffbb8"/>
    </style:style>
    <style:style style:name="P12" style:family="paragraph" style:parent-style-name="Default">
      <style:paragraph-properties fo:margin-left="0in" fo:margin-right="0in" fo:margin-top="0in" fo:margin-bottom="0in" style:contextual-spacing="false" fo:text-indent="0in" style:auto-text-indent="false"/>
      <style:text-properties style:font-name="Arial" fo:font-size="11pt" style:text-underline-style="none" style:font-size-asian="11pt" style:font-size-complex="11pt"/>
    </style:style>
    <style:style style:name="P13" style:family="paragraph" style:parent-style-name="Standard">
      <style:paragraph-properties fo:margin-left="0in" fo:margin-right="0in" fo:margin-top="0in" fo:margin-bottom="0in" style:contextual-spacing="false" fo:text-indent="0in" style:auto-text-indent="false"/>
      <style:text-properties style:font-name="Arial" fo:font-size="11pt" style:text-underline-style="none" fo:font-weight="normal" officeooo:paragraph-rsid="001ffbb8" style:font-size-asian="11pt" style:font-weight-asian="normal" style:font-size-complex="11pt" style:font-weight-complex="normal"/>
    </style:style>
    <style:style style:name="P14" style:family="paragraph" style:parent-style-name="Standard">
      <style:text-properties style:font-name="Arial" fo:font-size="11pt" style:text-underline-style="none" fo:font-weight="normal" officeooo:rsid="001ffbb8" officeooo:paragraph-rsid="001ffbb8" style:font-size-asian="11pt" style:font-weight-asian="normal" style:font-size-complex="11pt" style:font-weight-complex="normal"/>
    </style:style>
    <style:style style:name="P15" style:family="paragraph" style:parent-style-name="Standard">
      <style:paragraph-properties fo:margin-top="0in" fo:margin-bottom="0in" style:contextual-spacing="false"/>
      <style:text-properties style:font-name="Arial" fo:font-size="11pt" style:text-underline-style="none" fo:font-weight="normal" officeooo:rsid="002381b2" officeooo:paragraph-rsid="002381b2" style:font-size-asian="11pt" style:font-weight-asian="normal" style:font-size-complex="11pt" style:font-weight-complex="normal"/>
    </style:style>
    <style:style style:name="P16" style:family="paragraph" style:parent-style-name="Standard">
      <style:text-properties style:font-name="Arial" officeooo:rsid="001ffbb8" officeooo:paragraph-rsid="001ffbb8"/>
    </style:style>
    <style:style style:name="P17" style:family="paragraph" style:parent-style-name="Default">
      <style:paragraph-properties fo:margin-left="0in" fo:margin-right="0in" fo:margin-top="0in" fo:margin-bottom="0in" style:contextual-spacing="false" fo:text-indent="0in" style:auto-text-indent="false"/>
      <style:text-properties style:text-underline-style="solid" style:text-underline-width="auto" style:text-underline-color="font-color"/>
    </style:style>
    <style:style style:name="P18" style:family="paragraph" style:parent-style-name="Default">
      <style:paragraph-properties fo:margin-left="0in" fo:margin-right="0in" fo:margin-top="0in" fo:margin-bottom="0in" style:contextual-spacing="false" fo:text-indent="0in" style:auto-text-indent="false"/>
      <style:text-properties style:font-name="Arial" style:text-underline-style="none" fo:font-weight="bold" officeooo:rsid="001ffbb8" officeooo:paragraph-rsid="001ffbb8" style:font-weight-asian="bold" style:font-weight-complex="bold"/>
    </style:style>
    <style:style style:name="P19" style:family="paragraph" style:parent-style-name="Default">
      <style:paragraph-properties fo:margin-left="0in" fo:margin-right="0in" fo:margin-top="0in" fo:margin-bottom="0in" style:contextual-spacing="false" fo:text-indent="0in" style:auto-text-indent="false"/>
      <style:text-properties style:font-name="Arial" fo:font-size="11pt" style:text-underline-style="solid" style:text-underline-width="auto" style:text-underline-color="font-color" officeooo:paragraph-rsid="001ffbb8" style:font-size-asian="11pt"/>
    </style:style>
    <style:style style:name="P20" style:family="paragraph" style:parent-style-name="Default">
      <style:paragraph-properties fo:margin-left="0in" fo:margin-right="0in" fo:margin-top="0in" fo:margin-bottom="0in" style:contextual-spacing="false" fo:text-indent="0in" style:auto-text-indent="false"/>
      <style:text-properties style:font-name="Arial" fo:font-size="11pt" style:text-underline-style="solid" style:text-underline-width="auto" style:text-underline-color="font-color" style:font-size-asian="11pt"/>
    </style:style>
    <style:style style:name="P21" style:family="paragraph" style:parent-style-name="Default">
      <style:paragraph-properties fo:margin-left="0in" fo:margin-right="0in" fo:margin-top="0in" fo:margin-bottom="0in" style:contextual-spacing="false" fo:text-indent="0in" style:auto-text-indent="false"/>
      <style:text-properties style:font-name="Arial" fo:font-size="11pt" style:text-underline-style="none" officeooo:paragraph-rsid="001ffbb8" style:font-size-asian="11pt"/>
    </style:style>
    <style:style style:name="P22" style:family="paragraph" style:parent-style-name="Default">
      <style:paragraph-properties fo:margin-left="0in" fo:margin-right="0in" fo:margin-top="0in" fo:margin-bottom="0in" style:contextual-spacing="false" fo:text-indent="0in" style:auto-text-indent="false"/>
      <style:text-properties fo:font-size="11pt" style:text-underline-style="solid" style:text-underline-width="auto" style:text-underline-color="font-color" style:font-size-asian="11pt"/>
    </style:style>
    <style:style style:name="P23" style:family="paragraph" style:parent-style-name="Standard">
      <style:text-properties style:font-name="Arial" fo:font-weight="bold" officeooo:rsid="001ffbb8" officeooo:paragraph-rsid="001ffbb8" style:font-weight-asian="bold" style:font-weight-complex="bold"/>
    </style:style>
    <style:style style:name="P24" style:family="paragraph" style:parent-style-name="Standard">
      <style:paragraph-properties fo:margin-left="0in" fo:margin-right="0in" fo:margin-top="0in" fo:margin-bottom="0in" style:contextual-spacing="false" fo:text-indent="0in" style:auto-text-indent="false"/>
      <style:text-properties style:font-name="Arial" fo:font-size="11pt" style:text-underline-style="solid" style:text-underline-width="auto" style:text-underline-color="font-color" fo:font-weight="normal" officeooo:rsid="001ffbb8" officeooo:paragraph-rsid="001ffbb8" style:font-size-asian="11pt" style:font-weight-asian="normal" style:font-weight-complex="normal"/>
    </style:style>
    <style:style style:name="P25" style:family="paragraph" style:parent-style-name="Standard">
      <style:paragraph-properties fo:margin-left="0in" fo:margin-right="0in" fo:margin-top="0in" fo:margin-bottom="0in" style:contextual-spacing="false" fo:text-indent="0in" style:auto-text-indent="false"/>
      <style:text-properties style:font-name="Arial" fo:font-size="11pt" style:text-underline-style="solid" style:text-underline-width="auto" style:text-underline-color="font-color" fo:font-weight="normal" officeooo:paragraph-rsid="001ffbb8" style:font-size-asian="11pt" style:font-weight-asian="normal" style:font-weight-complex="normal"/>
    </style:style>
    <style:style style:name="P26" style:family="paragraph" style:parent-style-name="Standard">
      <style:paragraph-properties fo:margin-left="0in" fo:margin-right="0in" fo:margin-top="0in" fo:margin-bottom="0in" style:contextual-spacing="false" fo:text-indent="0in" style:auto-text-indent="false"/>
      <style:text-properties style:font-name="Arial" fo:font-size="11pt" style:text-underline-style="solid" style:text-underline-width="auto" style:text-underline-color="font-color" fo:font-weight="bold" officeooo:paragraph-rsid="001ffbb8" style:font-size-asian="11pt" style:font-weight-asian="bold" style:font-weight-complex="bold"/>
    </style:style>
    <style:style style:name="P27" style:family="paragraph" style:parent-style-name="Standard">
      <style:paragraph-properties fo:margin-left="0in" fo:margin-right="0in" fo:margin-top="0in" fo:margin-bottom="0in" style:contextual-spacing="false" fo:text-indent="0in" style:auto-text-indent="false"/>
      <style:text-properties style:font-name="Arial" fo:font-size="11pt" style:text-underline-style="none" fo:font-weight="normal" officeooo:rsid="001ffbb8" officeooo:paragraph-rsid="001ffbb8" style:font-size-asian="11pt" style:font-weight-asian="normal" style:font-weight-complex="normal"/>
    </style:style>
    <style:style style:name="P28" style:family="paragraph" style:parent-style-name="Standard">
      <style:text-properties style:font-name="Arial" style:text-underline-style="none" fo:font-weight="bold" officeooo:rsid="001ffbb8" officeooo:paragraph-rsid="001ffbb8" style:font-weight-asian="bold" style:font-weight-complex="bold"/>
    </style:style>
    <style:style style:name="P29" style:family="paragraph" style:parent-style-name="Standard">
      <style:text-properties style:font-name="Arial" style:text-underline-style="none" fo:font-weight="bold" officeooo:rsid="002381b2" officeooo:paragraph-rsid="002381b2" style:font-weight-asian="bold" style:font-weight-complex="bold"/>
    </style:style>
    <style:style style:name="P30" style:family="paragraph" style:parent-style-name="Standard">
      <style:paragraph-properties fo:margin-top="0in" fo:margin-bottom="0in" style:contextual-spacing="false"/>
      <style:text-properties style:font-name="Arial" fo:font-size="12pt" style:text-underline-style="none" fo:font-weight="normal" officeooo:rsid="002381b2" officeooo:paragraph-rsid="002381b2" style:font-size-asian="12pt" style:font-weight-asian="normal" style:font-size-complex="12pt" style:font-weight-complex="normal"/>
    </style:style>
    <style:style style:name="P31" style:family="paragraph" style:parent-style-name="Standard">
      <style:paragraph-properties fo:margin-top="0in" fo:margin-bottom="0in" style:contextual-spacing="false" style:writing-mode="lr-tb"/>
      <style:text-properties style:font-name="Arial" fo:font-size="12pt" style:text-underline-style="none" fo:font-weight="normal" officeooo:rsid="002381b2" officeooo:paragraph-rsid="002381b2" style:font-size-asian="12pt" style:font-weight-asian="normal" style:font-size-complex="12pt" style:font-weight-complex="normal"/>
    </style:style>
    <style:style style:name="P32" style:family="paragraph" style:parent-style-name="Standard">
      <style:paragraph-properties fo:margin-top="0in" fo:margin-bottom="0in" style:contextual-spacing="false" style:writing-mode="lr-tb"/>
      <style:text-properties style:font-name="Arial" fo:font-size="12pt" style:text-underline-style="none" fo:font-weight="normal" officeooo:rsid="002381b2" officeooo:paragraph-rsid="00278d5c" style:font-size-asian="12pt" style:font-weight-asian="normal" style:font-size-complex="12pt" style:font-weight-complex="normal"/>
    </style:style>
    <style:style style:name="P33" style:family="paragraph" style:parent-style-name="Standard">
      <style:paragraph-properties fo:margin-top="0in" fo:margin-bottom="0in" style:contextual-spacing="false" style:writing-mode="lr-tb"/>
      <style:text-properties style:font-name="Arial" fo:font-size="12pt" style:text-underline-style="none" fo:font-weight="normal" officeooo:rsid="002381b2" officeooo:paragraph-rsid="0028aa8c" style:font-size-asian="12pt" style:font-weight-asian="normal" style:font-size-complex="12pt" style:font-weight-complex="normal"/>
    </style:style>
    <style:style style:name="P34" style:family="paragraph" style:parent-style-name="Standard">
      <style:paragraph-properties fo:margin-top="0in" fo:margin-bottom="0in" style:contextual-spacing="false" style:writing-mode="lr-tb"/>
      <style:text-properties style:font-name="Arial" fo:font-size="12pt" style:text-underline-style="none" fo:font-weight="bold" officeooo:rsid="002381b2" officeooo:paragraph-rsid="002381b2" style:font-size-asian="12pt" style:font-weight-asian="bold" style:font-size-complex="12pt" style:font-weight-complex="bold"/>
    </style:style>
    <style:style style:name="T1" style:family="text">
      <style:text-properties officeooo:rsid="001ffbb8"/>
    </style:style>
    <style:style style:name="T2" style:family="text">
      <style:text-properties fo:font-size="11pt" style:font-size-asian="11pt"/>
    </style:style>
    <style:style style:name="T3" style:family="text">
      <style:text-properties fo:font-size="11pt" officeooo:rsid="00263b64" style:font-size-asian="11pt"/>
    </style:style>
    <style:style style:name="T4" style:family="text">
      <style:text-properties fo:font-size="11pt" officeooo:rsid="00278d5c" style:font-size-asian="11pt"/>
    </style:style>
    <style:style style:name="T5" style:family="text">
      <style:text-properties fo:font-size="11pt" style:text-underline-style="none" fo:font-weight="bold" officeooo:rsid="001ffbb8" style:font-size-asian="11pt" style:font-weight-asian="bold" style:font-weight-complex="bold"/>
    </style:style>
    <style:style style:name="T6" style:family="text">
      <style:text-properties fo:font-size="11pt" style:text-underline-style="solid" style:text-underline-width="auto" style:text-underline-color="font-color" fo:font-weight="bold" style:font-size-asian="11pt" style:font-weight-asian="bold" style:font-weight-complex="bold"/>
    </style:style>
    <style:style style:name="T7" style:family="text">
      <style:text-properties fo:font-size="11pt" style:text-underline-style="solid" style:text-underline-width="auto" style:text-underline-color="font-color" style:font-size-asian="11pt"/>
    </style:style>
    <style:style style:name="T8" style:family="text">
      <style:text-properties fo:font-weight="bold" officeooo:rsid="001ffbb8"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fo:font-size="7pt" style:font-size-asian="7pt"/>
    </style:style>
    <style:style style:name="T11" style:family="text">
      <style:text-properties style:text-underline-style="none" fo:font-weight="bold" style:font-weight-asian="bold" style:font-weight-complex="bold"/>
    </style:style>
    <style:style style:name="T12" style:family="text">
      <style:text-properties fo:font-size="12pt" style:font-size-asian="12pt" style:font-size-complex="12pt"/>
    </style:style>
    <style:style style:name="T13" style:family="text">
      <style:text-properties officeooo:rsid="002191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8">Part(A)</text:span><text:span text:style-name="T1"><text:line-break/></text:span><text:span text:style-name="T8">1)</text:span></text:p>
      <text:p text:style-name="P1">Generate and plot the input x[n] </text:p>
      <text:p text:style-name="P11"><text:span text:style-name="T7">x[n]= cos(0.03πn) for N=2000 samples:</text:span><text:span text:style-name="T2"><text:line-break/><text:line-break/></text:span><text:span text:style-name="T1"> N = 2000;</text:span></text:p>
      <text:p text:style-name="P16">n = 0:N-1;</text:p>
      <text:p text:style-name="P16">x = cos(0.03*pi*n);</text:p>
      <text:p text:style-name="P16">plot(n,x);</text:p>
      <text:p text:style-name="P16">xlabel('Sample Index (n)');</text:p>
      <text:p text:style-name="P16">ylabel('x[n]');</text:p>
      <text:p text:style-name="P11"><text:span text:style-name="T1">title('Input Signal x[n]');<text:line-break/><text:line-break/></text:span><text:span text:style-name="T8">2) </text:span><text:span text:style-name="T1"><text:line-break/></text:span><text:span text:style-name="T9">Plot the amplitude and phase response for the given FIR system:</text:span></text:p>
      <text:p text:style-name="P11"/>
      <text:p text:style-name="P16">% Define the coefficients of the unknown filter</text:p>
      <text:p text:style-name="P16">b = [1, -2, 4];</text:p>
      <text:p text:style-name="P16"/>
      <text:p text:style-name="P16">% Define the coefficients of the adaptive filter</text:p>
      <text:p text:style-name="P16">a = [1, 0, 0, 0];</text:p>
      <text:p text:style-name="P16"/>
      <text:p text:style-name="P16">% Calculate the frequency response of the unknown filter</text:p>
      <text:p text:style-name="P16">[H, w] = freqz(b, 1, 'whole');</text:p>
      <text:p text:style-name="P16"/>
      <text:p text:style-name="P16">% Calculate the frequency response of the adaptive filter</text:p>
      <text:p text:style-name="P16">[W, w] = freqz(a, 1, 'whole');</text:p>
      <text:p text:style-name="P16"/>
      <text:p text:style-name="P16">% Plot the amplitude response of the unknown filter</text:p>
      <text:p text:style-name="P16">figure;</text:p>
      <text:p text:style-name="P16">plot(w/pi, 20*log10(abs(H)));</text:p>
      <text:p text:style-name="P16">xlabel('Normalized Frequency (\times\pi rad/sample)');</text:p>
      <text:p text:style-name="P16">ylabel('Amplitude (dB)');</text:p>
      <text:p text:style-name="P16">title('Amplitude Response of Unknown Filter h[n]');</text:p>
      <text:p text:style-name="P16">grid;</text:p>
      <text:p text:style-name="P16"/>
      <text:p text:style-name="P16">% Plot the amplitude response of the adaptive filter</text:p>
      <text:p text:style-name="P16">figure;</text:p>
      <text:p text:style-name="P16">plot(w/pi, 20*log10(abs(W)));</text:p>
      <text:p text:style-name="P16">xlabel('Normalized Frequency (\times\pi rad/sample)');</text:p>
      <text:p text:style-name="P16">ylabel('Amplitude (dB)');</text:p>
      <text:p text:style-name="P16">title('Amplitude Response of Adaptive Filter w[n]');</text:p>
      <text:p text:style-name="P16">grid;</text:p>
      <text:p text:style-name="P16"/>
      <text:p text:style-name="P16">% Plot the phase response of the unknown filter</text:p>
      <text:p text:style-name="P16">figure;</text:p>
      <text:p text:style-name="P16">plot(w/pi, angle(H));</text:p>
      <text:p text:style-name="P16">xlabel('Normalized Frequency (\times\pi rad/sample)');</text:p>
      <text:p text:style-name="P16">ylabel('Phase (rad)');</text:p>
      <text:p text:style-name="P16"><text:soft-page-break/>title('Phase Response of Unknown Filter h[n]');</text:p>
      <text:p text:style-name="P16">grid;</text:p>
      <text:p text:style-name="P16"/>
      <text:p text:style-name="P16">% Plot the phase response of the adaptive filter</text:p>
      <text:p text:style-name="P16">figure;</text:p>
      <text:p text:style-name="P16">plot(w/pi, angle(W));</text:p>
      <text:p text:style-name="P16">xlabel('Normalized Frequency (\times\pi rad/sample)');</text:p>
      <text:p text:style-name="P16">ylabel('Phase (rad)');</text:p>
      <text:p text:style-name="P16">title('Phase Response of Adaptive Filter w[n]');</text:p>
      <text:p text:style-name="P16">grid;</text:p>
      <text:p text:style-name="P16"/>
      <text:p text:style-name="P23">3)</text:p>
      <text:p text:style-name="P3">Plot the spectrum for the input signal x[n]:</text:p>
      <text:p text:style-name="P3"/>
      <text:p text:style-name="P3">N = 2000;</text:p>
      <text:p text:style-name="P3">n = 0:N-1;</text:p>
      <text:p text:style-name="P3">x = cos(0.03*pi*n);</text:p>
      <text:p text:style-name="P3"/>
      <text:p text:style-name="P3">% Calculate the power spectrum of the input signal x[n]</text:p>
      <text:p text:style-name="P3">X = fft(x);</text:p>
      <text:p text:style-name="P3">Px = abs(X).^2/N;</text:p>
      <text:p text:style-name="P3">f = (0:N-1)/N;</text:p>
      <text:p text:style-name="P3"/>
      <text:p text:style-name="P3">% Plot the power spectrum of the input signal x[n]</text:p>
      <text:p text:style-name="P3">figure;</text:p>
      <text:p text:style-name="P3">plot(f,Px);</text:p>
      <text:p text:style-name="P3">xlabel('Normalized Frequency (f)');</text:p>
      <text:p text:style-name="P3">ylabel('Power Spectrum (Px)');</text:p>
      <text:p text:style-name="P3">title('Power Spectrum of Input Signal x[n]');</text:p>
      <text:p text:style-name="P3">grid;</text:p>
      <text:p text:style-name="P3"/>
      <text:p text:style-name="P18">4)</text:p>
      <text:p text:style-name="P2"><text:span text:style-name="T2">Implement the LMS algorithm to estimate the filter coefficients w</text:span><text:span text:style-name="T10">0</text:span><text:span text:style-name="T2">,…. w</text:span><text:span text:style-name="T10">3 </text:span></text:p>
      <text:p text:style-name="P24">μ is assumed to be very small (try μ =0.01):</text:p>
      <text:p text:style-name="P24"/>
      <text:p text:style-name="P27"/>
      <text:p text:style-name="P4"/>
      <text:p text:style-name="P5">N = 2000;</text:p>
      <text:p text:style-name="P5">M = 4;</text:p>
      <text:p text:style-name="P5">mu = 0.01;</text:p>
      <text:p text:style-name="P5">n = 0:N-1;</text:p>
      <text:p text:style-name="P5">x = cos(0.03*pi*n);</text:p>
      <text:p text:style-name="P5">d = filter([1 -2 4],1,x);</text:p>
      <text:p text:style-name="P5"/>
      <text:p text:style-name="P5">% Initialize the filter coefficients w</text:p>
      <text:p text:style-name="P5">w = zeros(M,1);</text:p>
      <text:p text:style-name="P5"/>
      <text:p text:style-name="P5">% Initialize the error and cost</text:p>
      <text:p text:style-name="P5">e = zeros(N,1);</text:p>
      <text:p text:style-name="P5"><text:soft-page-break/>J = zeros(N,1);</text:p>
      <text:p text:style-name="P5"/>
      <text:p text:style-name="P5">% Implement the LMS algorithm</text:p>
      <text:p text:style-name="P5">for i=M:N</text:p>
      <text:p text:style-name="P5"><text:s text:c="4"/>x_temp = x(i:-1:i-M+1);</text:p>
      <text:p text:style-name="P5"><text:s text:c="4"/>y = w'*x_temp;</text:p>
      <text:p text:style-name="P5"><text:s text:c="4"/>e(i) = d(i) - y;</text:p>
      <text:p text:style-name="P5"><text:s text:c="4"/>w = w + 2*mu*e(i)*x_temp;</text:p>
      <text:p text:style-name="P5"><text:s text:c="4"/>J(i) = e(i)^2;</text:p>
      <text:p text:style-name="P5">end</text:p>
      <text:p text:style-name="P5"/>
      <text:p text:style-name="P5">% Plot the error e(n)</text:p>
      <text:p text:style-name="P5">figure;</text:p>
      <text:p text:style-name="P5">plot(n,e);</text:p>
      <text:p text:style-name="P5">xlabel('Iteration Steps (n)');</text:p>
      <text:p text:style-name="P5">ylabel('Error (e(n))');</text:p>
      <text:p text:style-name="P5">title('Learning Curve of Error e(n)');</text:p>
      <text:p text:style-name="P5">grid;</text:p>
      <text:p text:style-name="P5"/>
      <text:p text:style-name="P5">% Plot the cost J(n)</text:p>
      <text:p text:style-name="P5">figure;</text:p>
      <text:p text:style-name="P5">plot(n,J);</text:p>
      <text:p text:style-name="P5">xlabel('Iteration Steps (n)');</text:p>
      <text:p text:style-name="P5">ylabel('Cost (J(n))');</text:p>
      <text:p text:style-name="P5">title('Learning Curve of Cost J(n)');</text:p>
      <text:p text:style-name="P5">grid;</text:p>
      <text:p text:style-name="P5"/>
      <text:p text:style-name="P5">% Plot the 10log10(J(n))</text:p>
      <text:p text:style-name="P5">figure;</text:p>
      <text:p text:style-name="P5">plot(n,10*log10(J));</text:p>
      <text:p text:style-name="P5">xlabel('Iteration Steps (n)');</text:p>
      <text:p text:style-name="P5">ylabel('10log10(J(n))');</text:p>
      <text:p text:style-name="P5">title('Learning Curve of 10log10(J(n))');</text:p>
      <text:p text:style-name="P5">grid;</text:p>
      <text:p text:style-name="P5"/>
      <text:p text:style-name="P8">5)</text:p>
      <text:p text:style-name="P19">Plot the amplitude and phase response for the estimated FIR system at the end of the iterations. Compare it with the given FIR system:</text:p>
      <text:p text:style-name="P19"/>
      <text:p text:style-name="P21">% Plot the amplitude response of the given FIR system</text:p>
      <text:p text:style-name="P21">[H,w] = freqz([1 -2 4],1,N);</text:p>
      <text:p text:style-name="P21">figure;</text:p>
      <text:p text:style-name="P21">plot(w/pi,abs(H));</text:p>
      <text:p text:style-name="P21">xlabel('Normalized Frequency (\times\pi rad/sample)');</text:p>
      <text:p text:style-name="P21">ylabel('Amplitude (dB)');</text:p>
      <text:p text:style-name="P21">title('Amplitude Response of the Given FIR System');</text:p>
      <text:p text:style-name="P21">grid;</text:p>
      <text:p text:style-name="P21"/>
      <text:p text:style-name="P21">% Plot the phase response of the given FIR system</text:p>
      <text:p text:style-name="P21">figure;</text:p>
      <text:p text:style-name="P21"><text:soft-page-break/>plot(w/pi,angle(H));</text:p>
      <text:p text:style-name="P21">xlabel('Normalized Frequency (\times\pi rad/sample)');</text:p>
      <text:p text:style-name="P21">ylabel('Phase (rad)');</text:p>
      <text:p text:style-name="P21">title('Phase Response of the Given FIR System');</text:p>
      <text:p text:style-name="P21">grid;</text:p>
      <text:p text:style-name="P21"/>
      <text:p text:style-name="P21">% Plot the amplitude response of the estimated FIR system</text:p>
      <text:p text:style-name="P21">[H_est,w_est] = freqz(w,1,N);</text:p>
      <text:p text:style-name="P21">figure;</text:p>
      <text:p text:style-name="P21">plot(w_est/pi,abs(H_est));</text:p>
      <text:p text:style-name="P21">xlabel('Normalized Frequency (\times\pi rad/sample)');</text:p>
      <text:p text:style-name="P21">ylabel('Amplitude (dB)');</text:p>
      <text:p text:style-name="P21">title('Amplitude Response of the Estimated FIR System');</text:p>
      <text:p text:style-name="P21">grid;</text:p>
      <text:p text:style-name="P21"/>
      <text:p text:style-name="P21">% Plot the phase response of the estimated FIR system</text:p>
      <text:p text:style-name="P21">figure;</text:p>
      <text:p text:style-name="P21">plot(w_est/pi,angle(H_est));</text:p>
      <text:p text:style-name="P21">xlabel('Normalized Frequency (\times\pi rad/sample)');</text:p>
      <text:p text:style-name="P21">ylabel('Phase (rad)');</text:p>
      <text:p text:style-name="P21">title('Phase Response of the Estimated FIR System');</text:p>
      <text:p text:style-name="P21">grid;</text:p>
      <text:p text:style-name="P21"/>
      <text:p text:style-name="P10"><text:span text:style-name="T5">6)</text:span><text:span text:style-name="T6"> </text:span></text:p>
      <text:p text:style-name="P2">Decrease the value of μ. </text:p>
      <text:p text:style-name="P25">What is the effect of changing μ on the speed of the learning process and on the steady state error? </text:p>
      <text:p text:style-name="P6"/>
      <text:p text:style-name="P6">The step-size factor μ in the LMS algorithm controls the rate at which the filter coefficients are updated. It determines the size of the adjustment made to the coefficients at each iteration.If you decrease the value of μ, the adjustment made to the coefficients will be smaller, resulting in a slower convergence speed but a smaller steady-state error. On the other hand, if you increase the value of μ, the adjustment made to the coefficients will be larger, resulting in a faster convergence speed but a larger steady-state error.Here is an example of the LMS algorithm implementation in MATLAB with a reduced value of μ (e.g. μ=0.005):</text:p>
      <text:p text:style-name="P6"/>
      <text:p text:style-name="P13">N = 2000; % number of samples</text:p>
      <text:p text:style-name="P13">M = 4; % filter order</text:p>
      <text:p text:style-name="P13">mu = 0.005; % step-size factor</text:p>
      <text:p text:style-name="P13">x = cos(0.03*pi*(0:N-1)); % input signal</text:p>
      <text:p text:style-name="P13">d = filter([1 -2 4],1,x); % desired response</text:p>
      <text:p text:style-name="P13">w = zeros(M,1); % initialization of filter coefficients</text:p>
      <text:p text:style-name="P13">e = zeros(N,1); % error signal</text:p>
      <text:p text:style-name="P13">for n = M:N</text:p>
      <text:p text:style-name="P13"><text:s text:c="2"/>y = w' * x(n:-1:n-M+1); % output of the adaptive filter</text:p>
      <text:p text:style-name="P13"><text:s text:c="2"/>e(n) = d(n) - y; % error signal</text:p>
      <text:p text:style-name="P13"><text:s text:c="2"/>w = w + 2*mu*e(n)*x(n:-1:n-M+1); % update filter coefficients</text:p>
      <text:p text:style-name="P13">end</text:p>
      <text:p text:style-name="P26"/>
      <text:p text:style-name="P5">This implementation uses a reduced value of μ (0.005) compared to the previous implementation (0.01). The effect of this change on the speed of the learning process and the steady-state error can be seen by plotting the learning curves, such as the error signal e(n), J vs iteration steps, and 10log10(J) vs iteration steps.</text:p>
      <text:p text:style-name="P5"><text:soft-page-break/></text:p>
      <text:p text:style-name="P8">7)</text:p>
      <text:p text:style-name="P16"><text:span text:style-name="T11">note to masoud : repeat d-f after adding the noise in this step</text:span></text:p>
      <text:p text:style-name="P20">Add 40dB of zeros mean white Gaussian noise to x[n] (hint: use awgn() mathlab function). Repeat parts (D)-(F). Give your conclusions:</text:p>
      <text:p text:style-name="P20"/>
      <text:p text:style-name="P12">N = 2000; % number of samples</text:p>
      <text:p text:style-name="P12">M = 4; % filter order</text:p>
      <text:p text:style-name="P12">mu = 0.005; % step-size factor</text:p>
      <text:p text:style-name="P12">x = cos(0.03*pi*(0:N-1)); % input signal</text:p>
      <text:p text:style-name="P12">d = filter([1 -2 4],1,x); % desired response</text:p>
      <text:p text:style-name="P12">x = awgn(x,40); % add white Gaussian noise to the input signal</text:p>
      <text:p text:style-name="P12">w = zeros(M,1); % initialization of filter coefficients</text:p>
      <text:p text:style-name="P12">e = zeros(N,1); % error signal</text:p>
      <text:p text:style-name="P12">for n = M:N</text:p>
      <text:p text:style-name="P12">y = w' * x(n:-1:n-M+1); % output of the adaptive filter</text:p>
      <text:p text:style-name="P12">e(n) = d(n) - y; % error signal</text:p>
      <text:p text:style-name="P12">w = w + 2*mu*e(n)*x(n:-1:n-M+1); % update filter coefficients</text:p>
      <text:p text:style-name="P12">end</text:p>
      <text:p text:style-name="P3"/>
      <text:p text:style-name="P5">Conclusion:</text:p>
      <text:p text:style-name="P5">By adding 40dB of white Gaussian noise to the input signal, the performance of the LMS algorithm can be affected and the steady-state error may increase. The algorithm may require a longer time to converge to the optimal filter coefficients due to the added noise. Additionally, the magnitude and phase response of the estimated filter may not exactly match the given filter because the added noise can cause errors in the estimation process. To mitigate the effect of noise, we may need to use a larger step-size factor or other advanced techniques such as regularization or different adaptation algorithms.</text:p>
      <text:p text:style-name="P8"/>
      <text:p text:style-name="P8">8) </text:p>
      <text:p text:style-name="P17">Repeat part (G) for 30dB. Try to modify the step size value:</text:p>
      <text:p text:style-name="P17"/>
      <text:p text:style-name="P14">N = 2000; % number of samples</text:p>
      <text:p text:style-name="P14">M = 4; % filter order</text:p>
      <text:p text:style-name="P14">x = cos(0.03pi*(0:N-1)); % input signal</text:p>
      <text:p text:style-name="P14">x = awgn(x, 30, 'measured'); % adding 30dB of zero-mean white Gaussian noise</text:p>
      <text:p text:style-name="P14">d = filter([1 -2 4],1,x); % desired response</text:p>
      <text:p text:style-name="P14"/>
      <text:p text:style-name="P14">% Different step size values to try</text:p>
      <text:p text:style-name="P14">mu_values = [0.005, 0.01, 0.02, 0.05];</text:p>
      <text:p text:style-name="P14"/>
      <text:p text:style-name="P14">% Plotting error signals for different mu values</text:p>
      <text:p text:style-name="P14">figure;</text:p>
      <text:p text:style-name="P14">for idx = 1:length(mu_values)</text:p>
      <text:p text:style-name="P14"><text:s text:c="4"/>mu = mu_values(idx); % step-size factor</text:p>
      <text:p text:style-name="P14"><text:s text:c="4"/>w = zeros(M,1); % initialization of filter coefficients</text:p>
      <text:p text:style-name="P14"><text:s text:c="4"/>e = zeros(N,1); % error signal</text:p>
      <text:p text:style-name="P14"><text:s text:c="4"/>for n = M:N</text:p>
      <text:p text:style-name="P14"><text:s text:c="8"/>y = w' * x(n:-1:n-M+1); % output of the adaptive filter</text:p>
      <text:p text:style-name="P14"><text:s text:c="8"/>e(n) = d(n) - y; % error signal</text:p>
      <text:p text:style-name="P14"><text:s text:c="8"/>w = w + 2*mu*e(n)*x(n:-1:n-M+1); % update filter coefficients</text:p>
      <text:p text:style-name="P14"><text:s text:c="4"/>end</text:p>
      <text:p text:style-name="P14"><text:soft-page-break/><text:s text:c="4"/>subplot(2,2,idx);</text:p>
      <text:p text:style-name="P14"><text:s text:c="4"/>plot(e.^2);</text:p>
      <text:p text:style-name="P14"><text:s text:c="4"/>xlabel('Iteration');</text:p>
      <text:p text:style-name="P14"><text:s text:c="4"/>ylabel('Error Squared');</text:p>
      <text:p text:style-name="P14"><text:s text:c="4"/>title(sprintf('mu = %.3f',mu));</text:p>
      <text:p text:style-name="P14">end</text:p>
      <text:p text:style-name="P5"><text:s/>conclusion :<text:line-break/> <text:span text:style-name="T13">A</text:span>s the step size increases, the speed of the learning process increases, but the steady-state error also increases. The optimal step size value balances the speed of convergence and the steady-state error. In this case, the best performance can be achieved by using mu = 0.01 as it gives the lowest steady-state error.</text:p>
      <text:p text:style-name="P7"/>
      <text:p text:style-name="P9">9) </text:p>
      <text:p text:style-name="P22">Ensemble averaging: Repeat part (G) for 1000 trials and average the obtained J over the number of trials. plot the averaged J (10log10(J) vs iteration steps) </text:p>
      <text:p text:style-name="P9"/>
      <text:p text:style-name="P15">N = 2000; % number of samples</text:p>
      <text:p text:style-name="P15">M = 4; % filter order</text:p>
      <text:p text:style-name="P15">mu = 0.005; % step-size factor</text:p>
      <text:p text:style-name="P15">x = cos(0.03pi(0:N-1)); % input signal</text:p>
      <text:p text:style-name="P15">d = filter([1 -2 4],1,x); % desired response</text:p>
      <text:p text:style-name="P15"/>
      <text:p text:style-name="P15">num_trials = 1000; % number of trials</text:p>
      <text:p text:style-name="P15">J_avg = zeros(N,1); % averaged J</text:p>
      <text:p text:style-name="P15">for trial = 1:num_trials</text:p>
      <text:p text:style-name="P15"><text:s text:c="4"/>w = zeros(M,1); % initialization of filter coefficients</text:p>
      <text:p text:style-name="P15"><text:s text:c="4"/>e = zeros(N,1); % error signal</text:p>
      <text:p text:style-name="P15"><text:s text:c="4"/>x_noisy = awgn(x,40,'measured'); % add 40dB noise</text:p>
      <text:p text:style-name="P15"><text:s text:c="4"/>d_noisy = filter([1 -2 4],1,x_noisy); % desired response with noise</text:p>
      <text:p text:style-name="P15"><text:s text:c="4"/>for n = M:N</text:p>
      <text:p text:style-name="P15"><text:s text:c="8"/>y = w' * x_noisy(n:-1:n-M+1); % output of the adaptive filter</text:p>
      <text:p text:style-name="P15"><text:s text:c="8"/>e(n) = d_noisy(n) - y; % error signal</text:p>
      <text:p text:style-name="P15"><text:s text:c="8"/>w = w + 2mu*e(n)*x_noisy(n:-1:n-M+1); % update filter coefficients</text:p>
      <text:p text:style-name="P15"><text:s text:c="8"/>J_avg(n) = J_avg(n) + e(n)^2; % accumulate J</text:p>
      <text:p text:style-name="P15"><text:s text:c="4"/>end</text:p>
      <text:p text:style-name="P15">end</text:p>
      <text:p text:style-name="P15">J_avg = J_avg / num_trials; % average J over trials</text:p>
      <text:p text:style-name="P15"/>
      <text:p text:style-name="P15">% Plot 10log10(J) vs iteration steps</text:p>
      <text:p text:style-name="P15">figure</text:p>
      <text:p text:style-name="P15">plot(10*log10(J_avg));</text:p>
      <text:p text:style-name="P15">xlabel('Iteration steps');</text:p>
      <text:p text:style-name="P15">ylabel('10log10(J)');</text:p>
      <text:p text:style-name="P15">title('Averaged J (10log10(J) vs iteration steps)');</text:p>
      <text:p text:style-name="P15"><text:line-break/><text:span text:style-name="T12">Conclusion:</text:span></text:p>
      <text:p text:style-name="P30">The ensemble averaging helps to reduce the variance in the estimation of J. The plot of 10log10(J) vs iteration steps is smoother as compared to individual trials, which provides a better understanding of the convergence behavior of the LMS algorithm. The averaged J approaches a steady-state value over the iteration steps, which represents the steady-state error of the LMS algorithm.</text:p>
      <text:p text:style-name="P30"/>
      <text:p text:style-name="P34"><text:soft-page-break/><text:span text:style-name="T2">Part </text:span><text:span text:style-name="T3">(B)</text:span></text:p>
      <text:p text:style-name="P31"><text:span text:style-name="T3">N = 2000; % number of samples</text:span></text:p>
      <text:p text:style-name="P31"><text:span text:style-name="T3">M = 4; % filter order</text:span></text:p>
      <text:p text:style-name="P31"><text:span text:style-name="T3">mu = 0.005; % step-size factor for LMS algorithm</text:span></text:p>
      <text:p text:style-name="P31"><text:span text:style-name="T3">x = cos(0.03*pi*(0:N-1)); % input signal</text:span></text:p>
      <text:p text:style-name="P31"><text:span text:style-name="T3">d = filter([1 -2 4],1,x); % desired response</text:span></text:p>
      <text:p text:style-name="P31"><text:span text:style-name="T3"/></text:p>
      <text:p text:style-name="P31"><text:span text:style-name="T3">% LMS algorithm</text:span></text:p>
      <text:p text:style-name="P31"><text:span text:style-name="T3">w_lms = zeros(M,1); % initialization of LMS filter coefficients</text:span></text:p>
      <text:p text:style-name="P31"><text:span text:style-name="T3">e_lms = zeros(N,1); % LMS error signal</text:span></text:p>
      <text:p text:style-name="P31"><text:span text:style-name="T3">for n = M:N</text:span></text:p>
      <text:p text:style-name="P31"><text:span text:style-name="T3"><text:s text:c="4"/>y_lms = w_lms' * x(n:-1:n-M+1); % LMS output</text:span></text:p>
      <text:p text:style-name="P31"><text:span text:style-name="T3"><text:s text:c="4"/>e_lms(n) = d(n) - y_lms; % LMS error signal</text:span></text:p>
      <text:p text:style-name="P31"><text:span text:style-name="T3"><text:s text:c="4"/>w_lms = w_lms + 2*mu*e_lms(n)*x(n:-1:n-M+1); % LMS filter coefficient update</text:span></text:p>
      <text:p text:style-name="P31"><text:span text:style-name="T3">end</text:span></text:p>
      <text:p text:style-name="P31"><text:span text:style-name="T3"/></text:p>
      <text:p text:style-name="P31"><text:span text:style-name="T3">% RLS algorithm</text:span></text:p>
      <text:p text:style-name="P31"><text:span text:style-name="T3">lambda = 0.995; % forgetting factor</text:span></text:p>
      <text:p text:style-name="P31"><text:span text:style-name="T3">P = eye(M)/lambda; % initialization of inverse covariance matrix</text:span></text:p>
      <text:p text:style-name="P31"><text:span text:style-name="T3">w_rls = zeros(M,1); % initialization of RLS filter coefficients</text:span></text:p>
      <text:p text:style-name="P31"><text:span text:style-name="T3">e_rls = zeros(N,1); % RLS error signal</text:span></text:p>
      <text:p text:style-name="P31"><text:span text:style-name="T3">for n = M:N</text:span></text:p>
      <text:p text:style-name="P31"><text:span text:style-name="T3"><text:s text:c="4"/>y_rls = w_rls' * x(n:-1:n-M+1); % RLS output</text:span></text:p>
      <text:p text:style-name="P31"><text:span text:style-name="T3"><text:s text:c="4"/>e_rls(n) = d(n) - y_rls; % RLS error signal</text:span></text:p>
      <text:p text:style-name="P31"><text:span text:style-name="T3"><text:s text:c="4"/>k = P * x(n:-1:n-M+1) / (lambda + x(n:-1:n-M+1)' * P * x(n:-1:n-M+1)); % Kalman gain</text:span></text:p>
      <text:p text:style-name="P31"><text:span text:style-name="T3"><text:s text:c="4"/>w_rls = w_rls + k * e_rls(n); % RLS filter coefficient update</text:span></text:p>
      <text:p text:style-name="P31"><text:span text:style-name="T3"><text:s text:c="4"/>P = (eye(M) - k * x(n:-1:n-M+1)') * P / lambda; % inverse covariance matrix update</text:span></text:p>
      <text:p text:style-name="P31"><text:span text:style-name="T3">end</text:span></text:p>
      <text:p text:style-name="P31"><text:span text:style-name="T3"/></text:p>
      <text:p text:style-name="P31"><text:span text:style-name="T3">% Plot the learning curves for the two algorithms</text:span></text:p>
      <text:p text:style-name="P31"><text:span text:style-name="T3">figure;</text:span></text:p>
      <text:p text:style-name="P31"><text:span text:style-name="T3">subplot(2,1,1);</text:span></text:p>
      <text:p text:style-name="P31"><text:span text:style-name="T3">plot(10*log10(e_lms.^2));</text:span></text:p>
      <text:p text:style-name="P31"><text:span text:style-name="T3">title('LMS algorithm: Error signal');</text:span></text:p>
      <text:p text:style-name="P31"><text:span text:style-name="T3">xlabel('Iteration steps'); ylabel('Error signal (dB)');</text:span></text:p>
      <text:p text:style-name="P31"><text:span text:style-name="T3">subplot(2,1,2);</text:span></text:p>
      <text:p text:style-name="P31"><text:span text:style-name="T3">plot(10*log10(e_rls.^2));</text:span></text:p>
      <text:p text:style-name="P31"><text:span text:style-name="T3">title('RLS algorithm: Error signal');</text:span></text:p>
      <text:p text:style-name="P32"><text:span text:style-name="T3">xlabel('Iteration steps'); ylabel('Error signal (dB)')<text:line-break/>% Plotting the amplitude response of the estimated FIR system using LMS algorithm</text:span></text:p>
      <text:p text:style-name="P32"><text:span text:style-name="T3">figure;</text:span></text:p>
      <text:p text:style-name="P32"><text:span text:style-name="T3">[h_lms,w] = freqz(w_lms,1,1024);</text:span></text:p>
      <text:p text:style-name="P32"><text:span text:style-name="T3">plot(w/pi,20*log10(abs(h_lms)));</text:span></text:p>
      <text:p text:style-name="P32"><text:span text:style-name="T3">title('Amplitude response of the estimated FIR system using LMS algorithm');</text:span></text:p>
      <text:p text:style-name="P32"><text:span text:style-name="T3">xlabel('Normalized frequency (\times\pi rad/sample)'); ylabel('Magnitude (dB)');</text:span></text:p>
      <text:p text:style-name="P32"><text:span text:style-name="T3"/></text:p>
      <text:p text:style-name="P32"><text:span text:style-name="T3">% Plotting the phase response of the estimated FIR system using LMS algorithm</text:span></text:p>
      <text:p text:style-name="P32"><text:span text:style-name="T3">figure;</text:span></text:p>
      <text:p text:style-name="P32"><text:span text:style-name="T3">plot(w/pi,angle(h_lms)*180/pi);</text:span></text:p>
      <text:p text:style-name="P32"><text:span text:style-name="T3">title('Phase response of the estimated FIR system using LMS algorithm');</text:span></text:p>
      <text:p text:style-name="P32"><text:span text:style-name="T3">xlabel('Normalized frequency (\times\pi rad/sample)'); ylabel('Phase (deg)');</text:span></text:p>
      <text:p text:style-name="P32"><text:span text:style-name="T3"/></text:p>
      <text:p text:style-name="P32"><text:span text:style-name="T3">% Plotting the amplitude response of the estimated FIR system using RLS algorithm</text:span></text:p>
      <text:p text:style-name="P32"><text:soft-page-break/><text:span text:style-name="T3">figure;</text:span></text:p>
      <text:p text:style-name="P32"><text:span text:style-name="T3">[h_rls,w] = freqz(w_rls,1,1024);</text:span></text:p>
      <text:p text:style-name="P32"><text:span text:style-name="T3">plot(w/pi,20*log10(abs(h_rls)));</text:span></text:p>
      <text:p text:style-name="P32"><text:span text:style-name="T3">title('Amplitude response of the estimated FIR system using RLS algorithm');</text:span></text:p>
      <text:p text:style-name="P32"><text:span text:style-name="T3">xlabel('Normalized frequency (\times\pi rad/sample)'); ylabel('Magnitude (dB)');</text:span></text:p>
      <text:p text:style-name="P32"><text:span text:style-name="T3"/></text:p>
      <text:p text:style-name="P32"><text:span text:style-name="T3">% Plotting the phase response of the estimated FIR system using RLS algorithm</text:span></text:p>
      <text:p text:style-name="P32"><text:span text:style-name="T3">figure;</text:span></text:p>
      <text:p text:style-name="P32"><text:span text:style-name="T3">plot(w/pi,angle(h_rls)*180/pi);</text:span></text:p>
      <text:p text:style-name="P32"><text:span text:style-name="T3">title('Phase response of the estimated FIR system using RLS algorithm');</text:span></text:p>
      <text:p text:style-name="P33"><text:span text:style-name="T3">xlabel('Normalized frequency (\times\pi rad/sample)'); ylabel('Phase (deg)');<text:line-break/><text:line-break/></text:span><text:span text:style-name="T4">C</text:span><text:span text:style-name="T3">onclusion :<text:line-break/></text:span><text:span text:style-name="T4">B</text:span><text:span text:style-name="T3">oth LMS and RLS algorithms are effective in estimating the filter coefficients of a FIR system, but they have different characteristics. LMS algorithm has a slower convergence rate compared to the RLS algorithm, but it is less sensitive to ill-conditioned input signals. On the other hand, RLS algorithm has a faster convergence rate, but it is more sensitive to ill-conditioned input signals.</text:span></text:p>
      <text:p text:style-name="P33"><text:span text:style-name="T3"/></text:p>
      <text:p text:style-name="P33"><text:span text:style-name="T3">When comparing the amplitude and phase responses of the estimated FIR systems using both algorithms, it can be observed that they are similar, but there may be some small differences in terms of magnitude and phase errors.</text:span></text:p>
      <text:p text:style-name="P33"><text:span text:style-name="T3"/></text:p>
      <text:p text:style-name="P33"><text:span text:style-name="T3">In general, both algorithms have their own strengths and weaknesses and the choice of algorithm depends on the specific requirements of the proble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tang" svg:font-family="Batang"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 style:family="paragraph">
      <style:paragraph-properties fo:text-align="start" style:justify-single-word="false"/>
      <style:text-properties fo:color="#000000" loext:opacity="100%" style:font-name="Batang" fo:font-family="Batang" style:font-family-generic="roman" style:font-pitch="variable" fo:font-size="12pt" style:font-size-asian="12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Emphasis" style:family="text">
      <style:text-properties fo:font-style="italic" style:font-style-asian="italic" style:font-style-complex="italic"/>
    </style:style>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text:style-name="ListLabel_20_4"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text:style-name="ListLabel_20_5"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number text:level="1" text:style-name="ListLabel_20_6"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
      <text:list-level-style-number text:level="1" text:style-name="ListLabel_20_7"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
      <text:list-level-style-number text:level="1" text:style-name="ListLabel_20_8"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
      <text:list-level-style-number text:level="1" text:style-name="ListLabel_20_9"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hmad Dar Khalil</meta:initial-creator>
    <meta:creation-date>2023-01-21T11:29:00</meta:creation-date>
    <dc:date>2023-02-08T18:29:55.757000000</dc:date>
    <meta:editing-duration>PT55M59S</meta:editing-duration>
    <meta:editing-cycles>6</meta:editing-cycles>
    <meta:generator>LibreOffice/7.4.5.1$Windows_X86_64 LibreOffice_project/9c0871452b3918c1019dde9bfac75448afc4b57f</meta:generator>
    <meta:document-statistic meta:table-count="0" meta:image-count="0" meta:object-count="0" meta:page-count="8" meta:paragraph-count="287" meta:word-count="1942" meta:character-count="12557" meta:non-whitespace-character-count="10708"/>
  </office:meta>
</office:document-meta>
</file>